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817" officeooo:paragraph-rsid="001a9817"/>
    </style:style>
    <style:style style:name="P2" style:family="paragraph" style:parent-style-name="Standard">
      <style:text-properties officeooo:rsid="001aa158" officeooo:paragraph-rsid="001aa158"/>
    </style:style>
    <style:style style:name="P3" style:family="paragraph" style:parent-style-name="Standard">
      <style:text-properties officeooo:rsid="001c0e7f" officeooo:paragraph-rsid="001c0e7f"/>
    </style:style>
    <style:style style:name="P4" style:family="paragraph" style:parent-style-name="Standard">
      <style:text-properties officeooo:rsid="0028e2a5" officeooo:paragraph-rsid="0028e2a5"/>
    </style:style>
    <style:style style:name="T1" style:family="text">
      <style:text-properties officeooo:rsid="001b2107"/>
    </style:style>
    <style:style style:name="T2" style:family="text">
      <style:text-properties officeooo:rsid="001d2894"/>
    </style:style>
    <style:style style:name="T3" style:family="text">
      <style:text-properties officeooo:rsid="0021cf1f"/>
    </style:style>
    <style:style style:name="T4" style:family="text">
      <style:text-properties officeooo:rsid="00237e85"/>
    </style:style>
    <style:style style:name="T5" style:family="text">
      <style:text-properties officeooo:rsid="00247002"/>
    </style:style>
    <style:style style:name="T6" style:family="text">
      <style:text-properties officeooo:rsid="00260c29"/>
    </style:style>
    <style:style style:name="T7" style:family="text">
      <style:text-properties officeooo:rsid="002a7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feedback <text:span text:style-name="T7">notes</text:span></text:p>
      <text:p text:style-name="P1"/>
      <text:p text:style-name="P1">1. <text:span text:style-name="T6">I</text:span>nput dimension is unclear</text:p>
      <text:p text:style-name="P1"><text:tab/>perhaps ‘how many squares do you want on the board or l<text:span text:style-name="T5">ength </text:span>by w<text:span text:style-name="T5">idth</text:span>?’</text:p>
      <text:p text:style-name="P1">2. <text:span text:style-name="T6">M</text:span>ore fun if you can play against the computer</text:p>
      <text:p text:style-name="P1">3. <text:span text:style-name="T6">W</text:span>a<text:span text:style-name="T3">nt to</text:span> be able to see ‘you won’ <text:span text:style-name="T4">at the end</text:span></text:p>
      <text:p text:style-name="P1">4. <text:span text:style-name="T6">E</text:span>xplain that you’re about to play tic tac toe</text:p>
      <text:p text:style-name="P1"/>
      <text:p text:style-name="P1">1. X and O is too small</text:p>
      <text:p text:style-name="P1">2. I wasn’t sure whose turn it was</text:p>
      <text:p text:style-name="P1">3. <text:span text:style-name="T6">W</text:span>eird playing myself</text:p>
      <text:p text:style-name="P1">4. <text:span text:style-name="T6">P</text:span>op up was small</text:p>
      <text:p text:style-name="P1"/>
      <text:p text:style-name="P2">1. Pop up is <text:span text:style-name="T1">a</text:span> keeper—too small</text:p>
      <text:p text:style-name="P2">2. <text:span text:style-name="T6">Thrilling</text:span></text:p>
      <text:p text:style-name="P3">3. <text:span text:style-name="T6">Old school was cool—like minesweep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5:23:34.325486536</meta:creation-date>
    <dc:date>2018-09-03T15:37:15.119601265</dc:date>
    <meta:editing-duration>PT13M39S</meta:editing-duration>
    <meta:editing-cycles>12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95" meta:character-count="443" meta:non-whitespace-character-count="362"/>
  </office:meta>
</office:document-meta>
</file>